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3年3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8"/>March <text:s text:c="2"/>- 2014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95057" calcext:value-type="float">
            <text:p><text:s/>595,057 </text:p>
          </table:table-cell>
          <table:table-cell table:style-name="ce30" office:value-type="float" office:value="2356" calcext:value-type="float">
            <text:p><text:s/>2,356 </text:p>
          </table:table-cell>
          <table:table-cell table:style-name="ce30" office:value-type="float" office:value="30813" calcext:value-type="float">
            <text:p><text:s/>30,8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555111" calcext:value-type="float">
            <text:p><text:s/>555,111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738" calcext:value-type="float">
            <text:p><text:s/>738 </text:p>
          </table:table-cell>
          <table:table-cell table:style-name="ce30" office:value-type="float" office:value="4992" calcext:value-type="float">
            <text:p><text:s/>4,992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500" calcext:value-type="float">
            <text:p><text:s/>500 </text:p>
          </table:table-cell>
          <table:table-cell table:style-name="ce30" office:value-type="float" office:value="5253" calcext:value-type="float">
            <text:p><text:s/>5,253 </text:p>
          </table:table-cell>
          <table:table-cell table:style-name="ce30" office:value-type="float" office:value="4141" calcext:value-type="float">
            <text:p><text:s/>4,141 </text:p>
          </table:table-cell>
          <table:table-cell table:style-name="ce30" office:value-type="float" office:value="1112" calcext:value-type="float">
            <text:p><text:s/>1,112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6272" calcext:value-type="float">
            <text:p><text:s/>186,272 </text:p>
          </table:table-cell>
          <table:table-cell table:style-name="ce30" office:value-type="float" office:value="708" calcext:value-type="float">
            <text:p><text:s/>70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81723" calcext:value-type="float">
            <text:p><text:s/>181,723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385" calcext:value-type="float">
            <text:p><text:s/>385 </text:p>
          </table:table-cell>
          <table:table-cell table:style-name="ce30" office:value-type="float" office:value="2322" calcext:value-type="float">
            <text:p><text:s/>2,32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7" calcext:value-type="float">
            <text:p><text:s/>187 </text:p>
          </table:table-cell>
          <table:table-cell table:style-name="ce30" office:value-type="float" office:value="2363" calcext:value-type="float">
            <text:p><text:s/>2,363 </text:p>
          </table:table-cell>
          <table:table-cell table:style-name="ce30" office:value-type="float" office:value="2227" calcext:value-type="float">
            <text:p><text:s/>2,227 </text:p>
          </table:table-cell>
          <table:table-cell table:style-name="ce30" office:value-type="float" office:value="136" calcext:value-type="float">
            <text:p><text:s/>136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3023" calcext:value-type="float">
            <text:p><text:s/>83,023 </text:p>
          </table:table-cell>
          <table:table-cell table:style-name="ce30" office:value-type="float" office:value="357" calcext:value-type="float">
            <text:p><text:s/>357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5731" calcext:value-type="float">
            <text:p><text:s/>75,73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3" calcext:value-type="float">
            <text:p><text:s/>203 </text:p>
          </table:table-cell>
          <table:table-cell table:style-name="ce30" office:value-type="float" office:value="436" calcext:value-type="float">
            <text:p><text:s/>43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7" calcext:value-type="float">
            <text:p><text:s/>77 </text:p>
          </table:table-cell>
          <table:table-cell table:style-name="ce30" office:value-type="float" office:value="371" calcext:value-type="float">
            <text:p><text:s/>371 </text:p>
          </table:table-cell>
          <table:table-cell table:style-name="ce30" office:value-type="float" office:value="294" calcext:value-type="float">
            <text:p><text:s/>294 </text:p>
          </table:table-cell>
          <table:table-cell table:style-name="ce30" office:value-type="float" office:value="77" calcext:value-type="float">
            <text:p><text:s/>77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5877" calcext:value-type="float">
            <text:p><text:s/>55,877 </text:p>
          </table:table-cell>
          <table:table-cell table:style-name="ce30" office:value-type="float" office:value="82" calcext:value-type="float">
            <text:p><text:s/>82 </text:p>
          </table:table-cell>
          <table:table-cell table:style-name="ce30" office:value-type="float" office:value="10145" calcext:value-type="float">
            <text:p><text:s/>10,14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45184" calcext:value-type="float">
            <text:p><text:s/>45,18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338" calcext:value-type="float">
            <text:p><text:s/>33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256" calcext:value-type="float">
            <text:p><text:s/>256 </text:p>
          </table:table-cell>
          <table:table-cell table:style-name="ce30" office:value-type="float" office:value="210" calcext:value-type="float">
            <text:p><text:s/>210 </text:p>
          </table:table-cell>
          <table:table-cell table:style-name="ce30" office:value-type="float" office:value="46" calcext:value-type="float">
            <text:p><text:s/>4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2346" calcext:value-type="float">
            <text:p><text:s/>22,346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407" calcext:value-type="float">
            <text:p><text:s/>18,40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215" calcext:value-type="float">
            <text:p><text:s/>21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" calcext:value-type="float">
            <text:p><text:s/>29 </text:p>
          </table:table-cell>
          <table:table-cell table:number-columns-repeated="2" table:style-name="ce30" office:value-type="float" office:value="115" calcext:value-type="float">
            <text:p><text:s/>115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7965" calcext:value-type="float">
            <text:p><text:s/>117,965 </text:p>
          </table:table-cell>
          <table:table-cell table:style-name="ce30" office:value-type="float" office:value="1013" calcext:value-type="float">
            <text:p><text:s/>1,013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6591" calcext:value-type="float">
            <text:p><text:s/>116,59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7" calcext:value-type="float">
            <text:p><text:s/>97 </text:p>
          </table:table-cell>
          <table:table-cell table:style-name="ce30" office:value-type="float" office:value="515" calcext:value-type="float">
            <text:p><text:s/>51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4" calcext:value-type="float">
            <text:p><text:s/>134 </text:p>
          </table:table-cell>
          <table:table-cell table:style-name="ce30" office:value-type="float" office:value="1472" calcext:value-type="float">
            <text:p><text:s/>1,472 </text:p>
          </table:table-cell>
          <table:table-cell table:style-name="ce30" office:value-type="float" office:value="690" calcext:value-type="float">
            <text:p><text:s/>690 </text:p>
          </table:table-cell>
          <table:table-cell table:style-name="ce30" office:value-type="float" office:value="782" calcext:value-type="float">
            <text:p><text:s/>78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6699" calcext:value-type="float">
            <text:p><text:s/>126,699 </text:p>
          </table:table-cell>
          <table:table-cell table:style-name="ce30" office:value-type="float" office:value="157" calcext:value-type="float">
            <text:p><text:s/>157 </text:p>
          </table:table-cell>
          <table:table-cell table:style-name="ce30" office:value-type="float" office:value="9847" calcext:value-type="float">
            <text:p><text:s/>9,84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15116" calcext:value-type="float">
            <text:p><text:s/>115,11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5" calcext:value-type="float">
            <text:p><text:s/>25 </text:p>
          </table:table-cell>
          <table:table-cell table:style-name="ce30" office:value-type="float" office:value="1148" calcext:value-type="float">
            <text:p><text:s/>1,148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59" calcext:value-type="float">
            <text:p><text:s/>59 </text:p>
          </table:table-cell>
          <table:table-cell table:style-name="ce30" office:value-type="float" office:value="659" calcext:value-type="float">
            <text:p><text:s/>659 </text:p>
          </table:table-cell>
          <table:table-cell table:style-name="ce30" office:value-type="float" office:value="588" calcext:value-type="float">
            <text:p><text:s/>588 </text:p>
          </table:table-cell>
          <table:table-cell table:style-name="ce30" office:value-type="float" office:value="71" calcext:value-type="float">
            <text:p><text:s/>71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817" calcext:value-type="float">
            <text:p><text:s/>2,817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31" calcext:value-type="float">
            <text:p><text:s/>1,1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3510" calcext:value-type="float">
            <text:p><text:s/>43,510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750" calcext:value-type="float">
            <text:p><text:s/>41,7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94" calcext:value-type="float">
            <text:p><text:s/>6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33" calcext:value-type="float">
            <text:p><text:s/>333 </text:p>
          </table:table-cell>
          <table:table-cell table:style-name="ce31" office:value-type="float" office:value="332" calcext:value-type="float">
            <text:p><text:s/>33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602" calcext:value-type="float">
            <text:p><text:s/>5,602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55" calcext:value-type="float">
            <text:p><text:s/>4,3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99" calcext:value-type="float">
            <text:p><text:s/>9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236" calcext:value-type="float">
            <text:p><text:s/>2,236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168" calcext:value-type="float">
            <text:p><text:s/>2,16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25" calcext:value-type="float">
            <text:p><text:s/>2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7186" calcext:value-type="float">
            <text:p><text:s/>7,186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81" calcext:value-type="float">
            <text:p><text:s/>6,8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50" calcext:value-type="float">
            <text:p><text:s/>1,95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30" calcext:value-type="float">
            <text:p><text:s/>1,8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469" calcext:value-type="float">
            <text:p><text:s/>2,469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11" calcext:value-type="float">
            <text:p><text:s/>2,1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6" calcext:value-type="float">
            <text:p><text:s/>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846" calcext:value-type="float">
            <text:p><text:s/>2,8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28" calcext:value-type="float">
            <text:p><text:s/>2,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2" calcext:value-type="float">
            <text:p><text:s/>3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73" calcext:value-type="float">
            <text:p><text:s/>13,073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97" calcext:value-type="float">
            <text:p><text:s/>12,1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833" calcext:value-type="float">
            <text:p><text:s/>83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782" calcext:value-type="float">
            <text:p><text:s/>7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15" calcext:value-type="float">
            <text:p><text:s/>2,715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710" calcext:value-type="float">
            <text:p><text:s/>2,7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88" calcext:value-type="float">
            <text:p><text:s/>8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84" calcext:value-type="float">
            <text:p><text:s/>8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590" calcext:value-type="float">
            <text:p><text:s/>17,590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597" calcext:value-type="float">
            <text:p><text:s/>16,5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577" calcext:value-type="float">
            <text:p><text:s/>7,577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7410" calcext:value-type="float">
            <text:p><text:s/>7,4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97" calcext:value-type="float">
            <text:p><text:s/>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207" calcext:value-type="float">
            <text:p><text:s/>16,207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682" calcext:value-type="float">
            <text:p><text:s/>12,6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875" calcext:value-type="float">
            <text:p><text:s/>2,8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359" calcext:value-type="float">
            <text:p><text:s/>2,35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" calcext:value-type="float">
            <text:p><text:s/>1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7" calcext:value-type="float">
            <text:p><text:s/>1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336" calcext:value-type="float">
            <text:p><text:s/>2,33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302" calcext:value-type="float">
            <text:p><text:s/>2,30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7" calcext:value-type="float">
            <text:p><text:s/>1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39" calcext:value-type="float">
            <text:p><text:s/>53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4-05-12T15:48:07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